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28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34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point-of-entry-exit-during-vehi">
      <style:table-properties table:display="true" style:writing-mode="lr-tb"/>
    </style:style>
    <style:style style:name="ta6" style:family="table" style:master-page-name="PageStyle_5f_vehicle-counts-by-type">
      <style:table-properties table:display="true" style:writing-mode="lr-tb"/>
    </style:style>
    <style:style style:name="ta7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635">
            <text:p>2635</text:p>
          </table:table-cell>
          <table:table-cell table:style-name="ce22" office:value-type="float" office:value="2882">
            <text:p>288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91">
            <text:p>1291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229">
            <text:p>1229</text:p>
          </table:table-cell>
          <table:table-cell table:style-name="ce22" office:value-type="float" office:value="1723">
            <text:p>172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476">
            <text:p>1476</text:p>
          </table:table-cell>
          <table:table-cell table:style-name="ce22" office:value-type="float" office:value="1674">
            <text:p>167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318</text:p>
          </table:table-cell>
          <table:table-cell table:style-name="ce22" table:formula="oooc:=SUM([.C4:.C8])" office:value-type="string">
            <text:p>4012</text:p>
          </table:table-cell>
          <table:table-cell table:style-name="ce22" table:formula="oooc:=SUM([.D4:.D8])" office:value-type="string">
            <text:p>4812</text:p>
          </table:table-cell>
          <table:table-cell table:style-name="ce22" table:formula="oooc:=SUM([.E4:.E8])" office:value-type="string">
            <text:p>202</text:p>
          </table:table-cell>
          <table:table-cell table:style-name="ce22" table:formula="oooc:=SUM([.F4:.F8])" office:value-type="string">
            <text:p>2855</text:p>
          </table:table-cell>
          <table:table-cell table:style-name="ce22" table:formula="oooc:=SUM([.G4:.G8])" office:value-type="string">
            <text:p>346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Motor Vehicle Thefts</text:p>
          </table:table-cell>
          <table:table-cell table:style-name="ce22" office:value-type="float" office:value="1444">
            <text:p>1444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387">
            <text:p>1387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1639">
            <text:p>1639</text:p>
          </table:table-cell>
          <table:table-cell table:style-name="ce22" office:value-type="float" office:value="1676">
            <text:p>1676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1241">
            <text:p>1241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1237">
            <text:p>123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314">
            <text:p>1314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029</text:p>
          </table:table-cell>
          <table:table-cell table:style-name="ce22" table:formula="oooc:=SUM([.C4:.C8])" office:value-type="string">
            <text:p>2880</text:p>
          </table:table-cell>
          <table:table-cell table:style-name="ce22" table:formula="oooc:=SUM([.D4:.D8])" office:value-type="string">
            <text:p>1123</text:p>
          </table:table-cell>
          <table:table-cell table:style-name="ce22" table:formula="oooc:=SUM([.E4:.E8])" office:value-type="string">
            <text:p>297</text:p>
          </table:table-cell>
          <table:table-cell table:style-name="ce22" table:formula="oooc:=SUM([.F4:.F8])" office:value-type="string">
            <text:p>578</text:p>
          </table:table-cell>
          <table:table-cell table:style-name="ce22" table:formula="oooc:=SUM([.G4:.G8])" office:value-type="string">
            <text:p>252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string">
            <text:p>Air/Bus/Train Terminal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Bank/Savings &amp; Loan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ar/Night Club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Church/Synagogue/Temple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Commercial/Offic Building</text:p>
          </table:table-cell>
          <table:table-cell table:style-name="ce22" office:value-type="float" office:value="345">
            <text:p>345</text:p>
          </table:table-cell>
        </table:table-row>
        <table:table-row table:style-name="ro2">
          <table:table-cell table:style-name="ce23" office:value-type="string">
            <text:p>Construction Site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Department/Discount Store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Drug Store/Dr Office/Hospital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2" office:value-type="float" office:value="4026">
            <text:p>4026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2" office:value-type="float" office:value="4939">
            <text:p>4939</text:p>
          </table:table-cell>
          <table:table-cell table:style-name="ce22"/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2" office:value-type="float" office:value="5756">
            <text:p>5756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2" office:value-type="float" office:value="258">
            <text:p>258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2" office:value-type="float" office:value="207">
            <text:p>207</text:p>
          </table:table-cell>
        </table:table-row>
        <table:table-row table:style-name="ro2">
          <table:table-cell table:style-name="ce23" office:value-type="string">
            <text:p>Other/Unknown</text:p>
          </table:table-cell>
          <table:table-cell table:style-name="ce22" office:value-type="float" office:value="817">
            <text:p>817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26])" office:value-type="string">
            <text:p>17309</text:p>
          </table:table-cell>
        </table:table-row>
      </table:table>
      <table:table table:name="point-of-entry-exit-during-vehi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337">
            <text:p>337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409">
            <text:p>409</text:p>
          </table:table-cell>
        </table:table-row>
      </table:table>
      <table:table table:name="vehicle-counts-by-typ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2648">
            <text:p>12648</text:p>
          </table:table-cell>
          <table:table-cell table:style-name="ce22" office:value-type="float" office:value="8585">
            <text:p>8585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798">
            <text:p>798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2099">
            <text:p>2099</text:p>
          </table:table-cell>
          <table:table-cell table:style-name="ce22" office:value-type="float" office:value="784">
            <text:p>784</text:p>
          </table:table-cell>
        </table:table-row>
      </table:table>
      <table:table table:name="day-of-week-and-time-of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1584</text:p>
          </table:table-cell>
          <table:table-cell table:style-name="ce22" table:formula="oooc:=SUM([.C2:.C8])" office:value-type="string">
            <text:p>781</text:p>
          </table:table-cell>
          <table:table-cell table:style-name="ce22" table:formula="oooc:=SUM([.D2:.D8])" office:value-type="string">
            <text:p>523</text:p>
          </table:table-cell>
          <table:table-cell table:style-name="ce22" table:formula="oooc:=SUM([.E2:.E8])" office:value-type="string">
            <text:p>1042</text:p>
          </table:table-cell>
          <table:table-cell table:style-name="ce22" table:formula="oooc:=SUM([.F2:.F8])" office:value-type="string">
            <text:p>1184</text:p>
          </table:table-cell>
          <table:table-cell table:style-name="ce22" table:formula="oooc:=SUM([.G2:.G8])" office:value-type="string">
            <text:p>982</text:p>
          </table:table-cell>
          <table:table-cell table:style-name="ce22" table:formula="oooc:=SUM([.H2:.H8])" office:value-type="string">
            <text:p>1153</text:p>
          </table:table-cell>
          <table:table-cell table:style-name="ce22" table:formula="oooc:=SUM([.I2:.I8])" office:value-type="string">
            <text:p>1164</text:p>
          </table:table-cell>
          <table:table-cell table:style-name="ce22" table:formula="oooc:=SUM([.J2:.J8])" office:value-type="string">
            <text:p>1599</text:p>
          </table:table-cell>
          <table:table-cell table:style-name="ce22" table:formula="oooc:=SUM([.K2:.K8])" office:value-type="string">
            <text:p>1990</text:p>
          </table:table-cell>
          <table:table-cell table:style-name="ce22" table:formula="oooc:=SUM([.L2:.L8])" office:value-type="string">
            <text:p>2387</text:p>
          </table:table-cell>
          <table:table-cell table:style-name="ce22" table:formula="oooc:=SUM([.M2:.M8])" office:value-type="string">
            <text:p>2563</text:p>
          </table:table-cell>
          <table:table-cell table:style-name="ce22" table:formula="oooc:=SUM([.N2:.N8])" office:value-type="string">
            <text:p>3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